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06210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408" calcext:value-type="float">
            <text:p>40.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210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2224" calcext:value-type="float">
            <text:p>39.8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210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6672" calcext:value-type="float">
            <text:p>39.6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210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3664" calcext:value-type="float">
            <text:p>39.9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210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8656" calcext:value-type="float">
            <text:p>39.5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210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8176" calcext:value-type="float">
            <text:p>39.5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210</text:p>
          </table:table-cell>
          <table:table-cell office:value-type="string" calcext:value-type="string">
            <text:p>2018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9472" calcext:value-type="float">
            <text:p>39.2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210</text:p>
          </table:table-cell>
          <table:table-cell office:value-type="string" calcext:value-type="string">
            <text:p>201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732" calcext:value-type="float">
            <text:p>39.5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210</text:p>
          </table:table-cell>
          <table:table-cell office:value-type="string" calcext:value-type="string">
            <text:p>2016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1392" calcext:value-type="float">
            <text:p>39.3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210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1392" calcext:value-type="float">
            <text:p>39.3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210</text:p>
          </table:table-cell>
          <table:table-cell office:value-type="string" calcext:value-type="string">
            <text:p>201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9032" calcext:value-type="float">
            <text:p>39.4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210</text:p>
          </table:table-cell>
          <table:table-cell office:value-type="string" calcext:value-type="string">
            <text:p>201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108" calcext:value-type="float">
            <text:p>39.1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210</text:p>
          </table:table-cell>
          <table:table-cell office:value-type="string" calcext:value-type="string">
            <text:p>201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6176" calcext:value-type="float">
            <text:p>38.7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210</text:p>
          </table:table-cell>
          <table:table-cell office:value-type="string" calcext:value-type="string">
            <text:p>201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5928" calcext:value-type="float">
            <text:p>38.2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210</text:p>
          </table:table-cell>
          <table:table-cell office:value-type="string" calcext:value-type="string">
            <text:p>201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2192" calcext:value-type="float">
            <text:p>38.1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210</text:p>
          </table:table-cell>
          <table:table-cell office:value-type="string" calcext:value-type="string">
            <text:p>201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332" calcext:value-type="float">
            <text:p>37.99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210</text:p>
          </table:table-cell>
          <table:table-cell office:value-type="string" calcext:value-type="string">
            <text:p>200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0712" calcext:value-type="float">
            <text:p>37.70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210</text:p>
          </table:table-cell>
          <table:table-cell office:value-type="string" calcext:value-type="string">
            <text:p>200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896" calcext:value-type="float">
            <text:p>37.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210</text:p>
          </table:table-cell>
          <table:table-cell office:value-type="string" calcext:value-type="string">
            <text:p>200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7792" calcext:value-type="float">
            <text:p>37.19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210</text:p>
          </table:table-cell>
          <table:table-cell office:value-type="string" calcext:value-type="string">
            <text:p>200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4744" calcext:value-type="float">
            <text:p>37.19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210</text:p>
          </table:table-cell>
          <table:table-cell office:value-type="string" calcext:value-type="string">
            <text:p>200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8464" calcext:value-type="float">
            <text:p>36.4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210</text:p>
          </table:table-cell>
          <table:table-cell office:value-type="string" calcext:value-type="string">
            <text:p>200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4624" calcext:value-type="float">
            <text:p>36.2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210</text:p>
          </table:table-cell>
          <table:table-cell office:value-type="string" calcext:value-type="string">
            <text:p>200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588" calcext:value-type="float">
            <text:p>35.61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210</text:p>
          </table:table-cell>
          <table:table-cell office:value-type="string" calcext:value-type="string">
            <text:p>200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3" calcext:value-type="float">
            <text:p>35.4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210</text:p>
          </table:table-cell>
          <table:table-cell office:value-type="string" calcext:value-type="string">
            <text:p>200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152" calcext:value-type="float">
            <text:p>35.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210</text:p>
          </table:table-cell>
          <table:table-cell office:value-type="string" calcext:value-type="string">
            <text:p>199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752" calcext:value-type="float">
            <text:p>33.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210</text:p>
          </table:table-cell>
          <table:table-cell office:value-type="string" calcext:value-type="string">
            <text:p>199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210</text:p>
          </table:table-cell>
          <table:table-cell office:value-type="string" calcext:value-type="string">
            <text:p>199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36" calcext:value-type="float">
            <text:p>32.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210</text:p>
          </table:table-cell>
          <table:table-cell office:value-type="string" calcext:value-type="string">
            <text:p>199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